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P5" style:family="paragraph" style:parent-style-name="_5b_Normal_5d_">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bold"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7"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8"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9"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fo:font-weight="normal" style:font-size-asian="10.5pt" style:font-weight-asian="normal" style:font-size-complex="10.5pt" style:font-weight-complex="normal"/>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normal" style:font-size-asian="10.5pt" style:font-size-complex="10.5pt"/>
    </style:style>
    <style:style style:name="P1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P13" style:family="paragraph" style:parent-style-name="BODY">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3" style:family="text">
      <style:text-properties fo:font-variant="normal" fo:text-transform="none" fo:color="#3b3d40" style:font-name="Georgia" fo:font-size="10.5pt" fo:letter-spacing="normal" fo:language="none" fo:country="none" fo:font-style="normal" fo:font-weight="normal" fo:background-color="#ffff40" style:font-name-asian="Georgia" style:font-size-asian="10.5pt" style:language-asian="none" style:country-asian="none" style:font-name-complex="Georgia" style:font-size-complex="10.5pt" style:language-complex="none" style:country-complex="none"/>
    </style:style>
    <style:style style:name="T4" style:family="text">
      <style:text-properties fo:font-variant="normal" fo:text-transform="none" fo:color="#3b3d40" style:font-name="Georgia" fo:letter-spacing="normal" fo:language="none" fo:country="none" fo:font-style="normal" style:font-name-asian="Georgia" style:language-asian="none" style:country-asian="none" style:font-name-complex="Georgia" style:language-complex="none" style:country-complex="none"/>
    </style:style>
    <style:style style:name="T5" style:family="text">
      <style:text-properties fo:font-variant="normal" fo:text-transform="none" fo:color="#208020" style:font-name="Georgia" fo:font-size="10.5pt" fo:letter-spacing="normal" fo:language="none" fo:country="none" fo:font-style="normal" style:text-underline-style="solid" style:text-underline-width="auto" style:text-underline-color="font-color" fo:font-weight="normal" style:font-name-asian="Georgia" style:font-size-asian="10.5pt" style:language-asian="none" style:country-asian="none" style:font-name-complex="Georgia" style:font-size-complex="10.5pt" style:language-complex="none" style:country-complex="none"/>
    </style:style>
    <style:style style:name="T6" style:family="text">
      <style:text-properties fo:font-variant="normal" fo:text-transform="none" fo:color="#208080" style:font-name="Georgia" fo:letter-spacing="normal" fo:language="none" fo:country="none" fo:font-style="normal" style:font-name-asian="Georgia" style:language-asian="none" style:country-asian="none" style:font-name-complex="Georgia" style:language-complex="none" style:country-complex="none"/>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0"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1" style:family="text">
      <style:text-properties style:font-name="Georgia" fo:language="none" fo:country="none" style:font-name-asian="Georgia" style:language-asian="none" style:country-asian="none" style:font-name-complex="Georgia" style:language-complex="none" style:country-complex="none"/>
    </style:style>
    <style:style style:name="T12" style:family="text">
      <style:text-properties style:font-name="Georgia" fo:language="none" fo:country="none" fo:background-color="#ffff40" style:font-name-asian="Georgia" style:language-asian="none" style:country-asian="none" style:font-name-complex="Georgia" style:language-complex="none" style:country-complex="none"/>
    </style:style>
    <style:style style:name="T13"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color="#208020"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5" style:family="text">
      <style:text-properties fo:color="#208020"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6" style:family="text">
      <style:text-properties fo:color="#208020"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17"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8"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9"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0"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1" style:family="text">
      <style:text-properties fo:color="#545454"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22" style:family="text">
      <style:text-properties fo:font-size="12pt" fo:language="none" fo:country="none" style:font-name-asian="Georgia" style:font-size-asian="12pt" style:language-asian="none" style:country-asian="none" style:font-name-complex="Georgia" style:font-size-complex="12pt" style:language-complex="none" style:country-complex="none"/>
    </style:style>
    <style:style style:name="T23" style:family="text">
      <style:text-properties fo:language="none" fo:country="none" style:font-name-asian="Georgia" style:language-asian="none" style:country-asian="none" style:font-name-complex="Georgia" style:language-complex="none" style:country-complex="none"/>
    </style:style>
    <style:style style:name="T24" style:family="text">
      <style:text-properties fo:language="none" fo:country="none" style:font-name-asian="Georgia" style:language-asian="none" style:country-asian="none" style:font-weight-asian="bold" style:font-name-complex="Georgia" style:language-complex="none" style:country-complex="none" style:font-weight-complex="bold"/>
    </style:style>
    <style:style style:name="T25" style:family="text">
      <style:text-properties fo:language="none" fo:country="none" fo:background-color="#ffff40" style:font-name-asian="Georgia" style:language-asian="none" style:country-asian="none" style:font-name-complex="Georgia" style:language-complex="none" style:country-complex="none"/>
    </style:style>
    <style:style style:name="T26" style:family="text">
      <style:text-properties fo:language="none" fo:country="none" fo:background-color="#ffff00" style:font-name-asian="Georgia" style:language-asian="none" style:country-asian="none" style:font-name-complex="Georgia" style:language-complex="none" style:country-complex="none"/>
    </style:style>
    <style:style style:name="T27"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8" style:family="text">
      <style:text-properties fo:language="none" fo:country="none" fo:background-color="transparent" style:font-name-asian="Georgia" style:language-asian="none" style:country-asian="none" style:font-name-complex="Georgia" style:language-complex="none" style:country-complex="none"/>
    </style:style>
    <style:style style:name="T29" style:family="text">
      <style:text-properties fo:color="#20808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0" style:family="text">
      <style:text-properties fo:color="#208080" style:font-name="Georgia" fo:language="none" fo:country="none" style:font-name-asian="Georgia" style:language-asian="none" style:country-asian="none" style:font-name-complex="Georgia" style:language-complex="none" style:country-complex="none"/>
    </style:style>
    <style:style style:name="T31" style:family="text">
      <style:text-properties fo:color="#208080" fo:font-size="12pt" fo:language="none" fo:country="none" style:font-name-asian="Georgia" style:font-size-asian="12pt" style:language-asian="none" style:country-asian="none" style:font-name-complex="Georgia" style:font-size-complex="12pt" style:language-complex="none" style:country-complex="none"/>
    </style:style>
    <style:style style:name="T32" style:family="text">
      <style:text-properties fo:color="#208080" fo:language="none" fo:country="none" style:font-name-asian="Georgia" style:language-asian="none" style:country-asian="none" style:font-name-complex="Georgia" style:language-complex="none"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epresenting A Holy God</text:span> </text:p>
      <text:p text:style-name="P1"><text:span text:style-name="T1">Read:</text:span> </text:p>
      <text:p text:style-name="Standard"><text:span text:style-name="T7">Text:</text:span><text:span text:style-name="T8"> </text:span></text:p>
      <text:p text:style-name="P7"><text:span text:style-name="T1">Introduction:</text:span> </text:p>
      <text:p text:style-name="P7"/>
      <text:p text:style-name="P7"><text:span text:style-name="T1">What we put inside of us:</text:span> </text:p>
      <text:p text:style-name="P13"><text:span text:style-name="T15">Exo_22:31</text:span><text:span text:style-name="T23">  And ye shall be </text:span><text:span text:style-name="T25">holy</text:span><text:span text:style-name="T23"> men unto me: neither shall ye eat </text:span><text:span text:style-name="T20">any</text:span><text:span text:style-name="T23"> flesh </text:span><text:span text:style-name="T20">that is</text:span><text:span text:style-name="T23"> torn of beasts in the field; ye shall cast it to the dogs.</text:span></text:p>
      <text:p text:style-name="P13"><text:span text:style-name="T15">Lev_6:18</text:span><text:span text:style-name="T23">  All the males among the children of Aaron shall eat of it. </text:span><text:span text:style-name="T20">It shall be</text:span><text:span text:style-name="T23"> a statute for ever in your generations concerning the offerings of the LORD made by fire: every one that toucheth them shall be </text:span><text:span text:style-name="T25">holy</text:span><text:span text:style-name="T23">.</text:span></text:p>
      <text:p text:style-name="P11"><text:span text:style-name="T15">Lev_21:8</text:span><text:span text:style-name="T23">  Thou shalt sanctify him therefore; for he offereth the bread of thy God: he shall be </text:span><text:span text:style-name="T25">holy</text:span><text:span text:style-name="T23"> unto thee: for I the LORD, which sanctify you, </text:span><text:span text:style-name="T20">am</text:span><text:span text:style-name="T23"> </text:span><text:span text:style-name="T25">holy</text:span><text:span text:style-name="T23">.</text:span></text:p>
      <text:p text:style-name="P11"><text:span text:style-name="T15">Deu_14:21</text:span><text:span text:style-name="T23">  Ye shall not eat </text:span><text:span text:style-name="T20">of</text:span><text:span text:style-name="T23"> any thing that dieth of itself: thou shalt give it unto the stranger that </text:span><text:span text:style-name="T20">is</text:span><text:span text:style-name="T23"> in thy gates, that he may eat it; or thou mayest sell it unto an alien: for thou </text:span><text:span text:style-name="T20">art</text:span><text:span text:style-name="T23"> an </text:span><text:span text:style-name="T25">holy</text:span><text:span text:style-name="T23"> people unto the LORD thy God. Thou shalt not seethe a kid in his mother's milk.</text:span></text:p>
      <text:p text:style-name="P11"><text:span text:style-name="T15">Lev_11:44</text:span><text:span text:style-name="T23">  For I </text:span><text:span text:style-name="T20">am</text:span><text:span text:style-name="T23"> the LORD your God: ye shall therefore sanctify yourselves, and ye shall be </text:span><text:span text:style-name="T25">holy</text:span><text:span text:style-name="T23">; for I </text:span><text:span text:style-name="T20">am</text:span><text:span text:style-name="T23"> </text:span><text:span text:style-name="T25">holy</text:span><text:span text:style-name="T23">: neither shall ye defile yourselves with any manner of creeping thing that creepeth upon the earth.</text:span></text:p>
      <text:p text:style-name="P8"><text:span text:style-name="T5">Lev_10: 9-10</text:span><text:span text:style-name="T2"> </text:span><text:span text:style-name="T9">Do not drink wine nor strong drink, thou, nor thy sons with thee, when ye go into the tabernacle of the congregation, lest ye die: </text:span><text:span text:style-name="T19">it shall be</text:span><text:span text:style-name="T9"> a statute for ever throughout your generations: </text:span><text:span text:style-name="T2"><text:s/>And that ye may put difference between </text:span><text:span text:style-name="T3">holy</text:span><text:span text:style-name="T2"> and unholy, and between unclean and clean;</text:span></text:p>
      <text:p text:style-name="P3"><text:span text:style-name="T27">What we touch:</text:span><text:span text:style-name="T23"> </text:span></text:p>
      <text:p text:style-name="P13"><text:span text:style-name="T15">Exo_30:29</text:span><text:span text:style-name="T23">  And thou shalt sanctify them, that they may be most </text:span><text:span text:style-name="T25">holy</text:span><text:span text:style-name="T23">: whatsoever toucheth them shall be </text:span><text:span text:style-name="T25">holy</text:span><text:span text:style-name="T23">. </text:span></text:p>
      <text:p text:style-name="P11"><text:span text:style-name="T15">Hag_2:12</text:span><text:span text:style-name="T23">  If one bear </text:span><text:span text:style-name="T25">holy</text:span><text:span text:style-name="T23"> flesh in the skirt of his garment, and with his skirt do touch bread, or pottage, or wine, or oil, or any meat, shall it be </text:span><text:span text:style-name="T25">holy</text:span><text:span text:style-name="T23">? And the priests answered and said, No.</text:span></text:p>
      <text:p text:style-name="P5"><text:span text:style-name="T24">Who we unite with:</text:span></text:p>
      <text:p text:style-name="P11"><text:span text:style-name="T15">2Ki_4:9</text:span><text:span text:style-name="T23">  And she said unto her husband, Behold now, I perceive that this </text:span><text:span text:style-name="T20">is</text:span><text:span text:style-name="T23"> an </text:span><text:span text:style-name="T25">holy</text:span><text:span text:style-name="T23"> man of God, which passeth by us continually.</text:span></text:p>
      <text:p text:style-name="P11"><text:span text:style-name="T15">Heb_3:1</text:span><text:span text:style-name="T23">  Wherefore, </text:span><text:span text:style-name="T25">holy</text:span><text:span text:style-name="T23"> brethren, partakers of the heavenly calling, consider the Apostle and High Priest of our profession, Christ Jesus;</text:span></text:p>
      <text:p text:style-name="P3"><text:span text:style-name="T27">Who we separate from:</text:span><text:span text:style-name="T23"> </text:span></text:p>
      <text:p text:style-name="P11"><text:span text:style-name="T15">Lev_21:7</text:span><text:span text:style-name="T23">  They shall not take a wife </text:span><text:span text:style-name="T20">that is</text:span><text:span text:style-name="T23"> a whore, or profane; neither shall they take a woman put away from her husband: for he </text:span><text:span text:style-name="T20">is</text:span><text:span text:style-name="T23"> </text:span><text:span text:style-name="T25">holy</text:span><text:span text:style-name="T23"> unto his God.</text:span></text:p>
      <text:p text:style-name="P11"><text:span text:style-name="T15">Lev_20:7</text:span><text:span text:style-name="T23">  Sanctify yourselves therefore, and be ye </text:span><text:span text:style-name="T25">holy</text:span><text:span text:style-name="T23">: for I </text:span><text:span text:style-name="T20">am</text:span><text:span text:style-name="T23"> the LORD your God.</text:span></text:p>
      <text:p text:style-name="P11"><text:span text:style-name="T15">Lev_20:26</text:span><text:span text:style-name="T23">  And ye shall be </text:span><text:span text:style-name="T25">holy</text:span><text:span text:style-name="T23"> unto me: for I the LORD </text:span><text:span text:style-name="T20">am</text:span><text:span text:style-name="T23"> </text:span><text:span text:style-name="T25">holy</text:span><text:span text:style-name="T23">, and have severed you from </text:span><text:span text:style-name="T20">other</text:span><text:span text:style-name="T23"> people, that ye should be mine.</text:span></text:p>
      <text:p text:style-name="P9"><text:span text:style-name="T14">Deu_7:6</text:span><text:span text:style-name="T11">  For thou </text:span><text:span text:style-name="T18">art</text:span><text:span text:style-name="T11"> an </text:span><text:span text:style-name="T12">holy</text:span><text:span text:style-name="T11"> people unto the LORD thy God: the LORD thy God hath chosen thee to be a special people unto himself, above all people that </text:span><text:span text:style-name="T18">are</text:span><text:span text:style-name="T11"> upon the face of the earth.</text:span></text:p>
      <text:p text:style-name="P11"><text:span text:style-name="T15">Deu_14:2</text:span><text:span text:style-name="T23">  For thou </text:span><text:span text:style-name="T20">art</text:span><text:span text:style-name="T23"> an </text:span><text:span text:style-name="T25">holy</text:span><text:span text:style-name="T23"> people unto the LORD thy God, and the LORD hath chosen thee to be a peculiar people unto himself, above all the nations that </text:span><text:span text:style-name="T20">are</text:span><text:span text:style-name="T23"> upon the earth.</text:span></text:p>
      <text:p text:style-name="P11"><text:span text:style-name="T15">2Ch_23:6</text:span><text:span text:style-name="T23">  But let none come into the house of the LORD, save the priests, and they that minister of the Levites; they shall go in, for they </text:span><text:span text:style-name="T20">are</text:span><text:span text:style-name="T23"> </text:span><text:span text:style-name="T25">holy</text:span><text:span text:style-name="T23">: but all the people shall keep the watch of the LORD.</text:span></text:p>
      <text:p text:style-name="P11"><text:span text:style-name="T15">Num_6:8</text:span><text:span text:style-name="T23">  All the days of his separation he </text:span><text:span text:style-name="T20">is</text:span><text:span text:style-name="T23"> </text:span><text:span text:style-name="T25">holy</text:span><text:span text:style-name="T23"> unto the LORD.</text:span></text:p>
      <text:p text:style-name="P3"><text:span text:style-name="T27">What we look like:</text:span><text:span text:style-name="T23"> </text:span></text:p>
      <text:p text:style-name="P9"><text:span text:style-name="T14">Num_6:5</text:span><text:span text:style-name="T11">  All the days of the vow of his separation there shall no razor come upon his head: until the days be fulfilled, in the which he separateth </text:span><text:span text:style-name="T18">himself</text:span><text:span text:style-name="T11"> unto the LORD, he shall be </text:span><text:span text:style-name="T12">holy</text:span><text:span text:style-name="T11">, </text:span><text:span text:style-name="T18">and</text:span><text:span text:style-name="T11"> shall let the locks of the hair of his head grow.</text:span></text:p>
      <text:p text:style-name="P12"><text:span text:style-name="T23">What we do:</text:span></text:p>
      <text:p text:style-name="P10"><text:span text:style-name="T6">Deu 26:16 - 19</text:span><text:span text:style-name="T4"> This day the LORD thy God hath commanded thee to do these statutes and judgments: thou shalt therefore keep and do them with all thine heart, and with all thy soul.</text:span><text:span text:style-name="T11"> Thou hast avouched the LORD this day to be thy God, and to walk in his ways, and to keep his statutes, and his commandments, and his judgments, and to hearken unto his voice: And the LORD hath avouched thee this day to be his peculiar people, as he hath promised thee, and that </text:span><text:span text:style-name="T18">thou</text:span><text:span text:style-name="T11"> shouldest keep all his command-ments; And to make thee high above all nations which he hath made, in praise, and in name, and in honour; and that thou mayest be an holy people unto the LORD thy God, as he hath spoken. </text:span></text:p>
      <text:p text:style-name="P11"><text:span text:style-name="T15">Num_15:40</text:span><text:span text:style-name="T23">  That ye may remember, and do all my commandments, and be </text:span><text:span text:style-name="T25">holy</text:span><text:span text:style-name="T23"> unto your God.</text:span></text:p>
      <text:p text:style-name="P11"><text:span text:style-name="T15">Deu_28:9</text:span><text:span text:style-name="T23">  The LORD shall establish thee an </text:span><text:span text:style-name="T25">holy</text:span><text:span text:style-name="T23"> people unto himself, as he hath sworn unto thee, if thou shalt keep the commandments of theWho we <text:s/>LORD thy God, and walk in his ways.</text:span></text:p>
      <text:p text:style-name="P11"><text:span text:style-name="T15">Mar_6:20</text:span><text:span text:style-name="T23">  For Herod feared John, knowing that he was a just man and an </text:span><text:span text:style-name="T25">holy...</text:span></text:p>
      <text:p text:style-name="P11"><text:span text:style-name="T15">1Co_3:17</text:span><text:span text:style-name="T23">  If any man defile the temple of God, him shall God destroy; for the temple of God is </text:span><text:span text:style-name="T25">holy</text:span><text:span text:style-name="T23">, which </text:span><text:span text:style-name="T20">temple</text:span><text:span text:style-name="T23"> ye are.</text:span></text:p>
      <text:p text:style-name="P13"><text:span text:style-name="T15">Col_3:12</text:span><text:span text:style-name="T23">  Put on therefore, as the elect of God, </text:span><text:span text:style-name="T25">holy</text:span><text:span text:style-name="T23"> and beloved, bowels of mercies, kindness, humbleness of mind, meekness, longsuffering;</text:span></text:p>
      <text:p text:style-name="P11"><text:span text:style-name="T15">Tit_1:8</text:span><text:span text:style-name="T23">  But a lover of hospitality, a lover of good men, sober, just, </text:span><text:span text:style-name="T25">holy</text:span><text:span text:style-name="T23">, temperate;</text:span></text:p>
      <text:p text:style-name="P11"><text:span text:style-name="T15">1Pe_3:5</text:span><text:span text:style-name="T23">  For after this manner in the old time the </text:span><text:span text:style-name="T25">holy</text:span><text:span text:style-name="T23"> women also, who trusted in God, adorned themselves, being in subjection unto their own husbands</text:span></text:p>
      <text:p text:style-name="P2"><text:soft-page-break/><text:span text:style-name="T14">Eze_44:23</text:span><text:span text:style-name="T11">  And they shall teach my people </text:span><text:span text:style-name="T18">the difference</text:span><text:span text:style-name="T11"> between the </text:span><text:span text:style-name="T12">holy</text:span><text:span text:style-name="T11"> and profane, and cause them to discern between the unclean and the clean.</text:span></text:p>
      <text:p text:style-name="P13"><text:span text:style-name="T16">Rom_12:1</text:span><text:span text:style-name="T28">  I beseech you therefore, brethren, by the mercies of God, that ye present your bodies a living sacrifice, </text:span><text:span text:style-name="T26">holy</text:span><text:span text:style-name="T28">, acceptable unto God, </text:span><text:span text:style-name="T21">which is</text:span><text:span text:style-name="T28"> your reasonable service.</text:span></text:p>
      <text:p text:style-name="P13"><text:span text:style-name="T15">1Pe_1:15</text:span><text:span text:style-name="T23">  But as he which hath called you is </text:span><text:span text:style-name="T25">holy</text:span><text:span text:style-name="T23">, so be ye </text:span><text:span text:style-name="T25">holy</text:span><text:span text:style-name="T23"> in all manner of conversation;</text:span></text:p>
      <text:p text:style-name="P9"><text:span text:style-name="T14">1Pe_1:16</text:span><text:span text:style-name="T11">  Because it is written, Be ye </text:span><text:span text:style-name="T12">holy</text:span><text:span text:style-name="T11">; for I am </text:span><text:span text:style-name="T12">holy</text:span><text:span text:style-name="T11">.</text:span></text:p>
      <text:p text:style-name="P9"><text:span text:style-name="T14">1Pe_2:5</text:span><text:span text:style-name="T11">  Ye also, as lively stones, are built up a spiritual house, an </text:span><text:span text:style-name="T12">holy</text:span><text:span text:style-name="T11"> priesthood, to offer up spiritual sacrifices, acceptable to God by Jesus Christ.</text:span></text:p>
      <text:p text:style-name="P2"><text:span text:style-name="T14">1Pe_2:9</text:span><text:span text:style-name="T11">  But ye </text:span><text:span text:style-name="T18">are</text:span><text:span text:style-name="T11"> a chosen generation, a royal priesthood, an </text:span><text:span text:style-name="T12">holy</text:span><text:span text:style-name="T11"> nation, a peculiar people; that ye should shew forth the praises of him who hath called you out of darkness into his marvellous light</text:span></text:p>
      <text:p text:style-name="P11"><text:span text:style-name="T15">Lev_19:2</text:span><text:span text:style-name="T23">  Speak unto all the congregation of the children of Israel, and say unto them, Ye shall be </text:span><text:span text:style-name="T25">holy</text:span><text:span text:style-name="T23">: for I the LORD your God </text:span><text:span text:style-name="T20">am</text:span><text:span text:style-name="T23"> </text:span><text:span text:style-name="T25">holy</text:span><text:span text:style-name="T23">.</text:span></text:p>
      <text:p text:style-name="P4"><text:span text:style-name="T23">What we don't do:</text:span></text:p>
      <text:p text:style-name="P9"><text:span text:style-name="T14">Lev_21:6</text:span><text:span text:style-name="T11">  They shall be </text:span><text:span text:style-name="T12">holy</text:span><text:span text:style-name="T11"> unto their God, and not profane the name of their God: for the offerings of the LORD made by fire, </text:span><text:span text:style-name="T18">and</text:span><text:span text:style-name="T11"> the bread of their God, they do offer: therefore they shall be </text:span><text:span text:style-name="T12">holy</text:span><text:span text:style-name="T11">.</text:span></text:p>
      <text:p text:style-name="P2"><text:span text:style-name="T11"/></text:p>
      <text:p text:style-name="P2"><text:span text:style-name="T11"/></text:p>
      <text:p text:style-name="P9"><text:span text:style-name="T11"/></text:p>
      <text:p text:style-name="P9"><text:span text:style-name="T14">Psa_86:2</text:span><text:span text:style-name="T11">  Preserve my soul; for I </text:span><text:span text:style-name="T18">am</text:span><text:span text:style-name="T11"> </text:span><text:span text:style-name="T12">holy</text:span><text:span text:style-name="T11">: O thou my God, save thy servant that trusteth in thee.</text:span></text:p>
      <text:p text:style-name="P9"><text:span text:style-name="T14">Isa_62:12</text:span><text:span text:style-name="T11">  And they shall call them, The </text:span><text:span text:style-name="T12">holy</text:span><text:span text:style-name="T11"> people, The redeemed of the LORD: and thou shalt be called, Sought out, A city not forsaken.</text:span></text:p>
      <text:p text:style-name="P9"><text:span text:style-name="T11"/></text:p>
      <text:p text:style-name="P13"><text:span text:style-name="T15">2Pe_1:21</text:span><text:span text:style-name="T23">  For the prophecy came not in old time by the will of man: but </text:span><text:span text:style-name="T25">holy</text:span><text:span text:style-name="T23"> men of God spake </text:span><text:span text:style-name="T20">as they were</text:span><text:span text:style-name="T23"> moved by the </text:span><text:span text:style-name="T25">Holy</text:span><text:span text:style-name="T23"> Ghost.</text:span></text:p>
      <text:p text:style-name="P13"><text:span text:style-name="T15">Rev_20:6</text:span><text:span text:style-name="T23">  Blessed and </text:span><text:span text:style-name="T25">holy</text:span><text:span text:style-name="T23"> </text:span><text:span text:style-name="T20">is</text:span><text:span text:style-name="T23"> he that hath part in the first resurrection: on such the second death hath no power, but they shall be priests of God and of Christ, and shall reign with him a thousand years.</text:span></text:p>
      <text:p text:style-name="P13"><text:span text:style-name="T15">Rev_22:11</text:span><text:span text:style-name="T23">  He that is unjust, let him be unjust still: and he which is filthy, let him be filthy still: and he that is righteous, let him be righteous still: and he that is </text:span><text:span text:style-name="T25">holy</text:span><text:span text:style-name="T23">, let him be </text:span><text:span text:style-name="T25">holy</text:span><text:span text:style-name="T23"> still.</text:span></text:p>
      <text:p text:style-name="P7"/>
      <text:p text:style-name="P7">Songs: “To be Like Jesu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5</meta:editing-cycles>
    <meta:creation-date>2014-03-28T17:34:00</meta:creation-date>
    <dc:date>2022-01-13T10:41:05.82</dc:date>
    <meta:editing-duration>P3DT6H5M23S</meta:editing-duration>
    <meta:generator>OpenOffice/4.1.3$Win32 OpenOffice.org_project/413m1$Build-9783</meta:generator>
    <meta:printed-by>j </meta:printed-by>
    <meta:print-date>2020-06-28T08:33:33.47</meta:print-date>
    <meta:document-statistic meta:table-count="0" meta:image-count="0" meta:object-count="0" meta:page-count="2" meta:paragraph-count="51" meta:word-count="1278" meta:character-count="67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